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B8E000001E7F8B8116F.png"/>
  <manifest:file-entry manifest:media-type="image/png" manifest:full-path="Pictures/10000201000002580000013F78C7C5B8.png"/>
  <manifest:file-entry manifest:media-type="image/gif" manifest:full-path="Pictures/100002000000094F00000E788E1501F7.gif"/>
  <manifest:file-entry manifest:media-type="image/png" manifest:full-path="Pictures/10000201000005D6000000F7DD3189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9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74.5999984741211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72pt"/>
    </style:style>
    <style:style style:name="P10" style:family="paragraph">
      <style:paragraph-properties fo:margin-left="0cm" fo:margin-right="0cm" fo:text-indent="0cm"/>
      <style:text-properties fo:font-size="88pt" style:font-size-asian="88pt" style:font-size-complex="88pt"/>
    </style:style>
    <style:style style:name="T1" style:family="text">
      <style:text-properties fo:font-family="'Bitstream Vera Sans'" style:font-family-generic="swiss" style:font-pitch="variable" fo:font-size="72pt" style:font-size-asian="72pt" style:font-size-complex="72pt"/>
    </style:style>
    <style:style style:name="T2" style:family="text">
      <style:text-properties fo:font-family="'Bitstream Vera Sans'" style:font-family-generic="swiss" style:font-pitch="variable" fo:font-size="80pt" style:font-size-asian="80pt" style:font-size-complex="8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0.614cm" svg:height="16.5cm" svg:x="23.953cm" svg:y="3.498cm">
          <draw:image xlink:href="Pictures/100002000000094F00000E788E1501F7.gif" xlink:type="simple" xlink:show="embed" xlink:actuate="onLoad">
            <text:p text:style-name="P4"/>
          </draw:image>
        </draw:frame>
        <draw:frame draw:style-name="gr2" draw:text-style-name="P2" draw:layer="layout" svg:width="12.5cm" svg:height="19.5cm" svg:x="4.497cm" svg:y="1cm">
          <draw:text-box>
            <text:p text:style-name="P4"/>
          </draw:text-box>
        </draw:frame>
        <draw:frame draw:style-name="gr3" draw:text-style-name="P5" draw:layer="layout" svg:width="25.001cm" svg:height="9.748cm" svg:x="1.498cm" svg:y="8.503cm">
          <draw:text-box>
            <text:p text:style-name="P3"><text:span text:style-name="T1">Wir suchen immer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5" draw:text-style-name="P7" draw:layer="layout" svg:width="31.5cm" svg:height="19.071cm" svg:x="2.5cm" svg:y="1.929cm">
          <draw:text-box>
            <text:p text:style-name="P4"><text:span text:style-name="T3"/></text:p>
            <text:p text:style-name="P4"><text:span text:style-name="T3">- Freiberufliche Mitarbeiter</text:span></text:p>
            <text:p text:style-name="P4"><text:span text:style-name="T3"><text:tab/></text:span><text:span text:style-name="T3">- Hochschulabsolventen</text:span></text:p>
            <text:p text:style-name="P4"><text:span text:style-name="T3"><text:tab/></text:span><text:span text:style-name="T3"><text:tab/></text:span><text:span text:style-name="T3">- Auszubildende</text:span></text:p>
            <text:p text:style-name="P4"><text:span text:style-name="T3"><text:tab/></text:span><text:span text:style-name="T3"><text:tab/></text:span><text:span text:style-name="T3"><text:tab/></text:span><text:span text:style-name="T3">- Student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6" draw:text-style-name="P7" draw:layer="layout" svg:width="35.57cm" svg:height="18.005cm" svg:x="0cm" svg:y="3cm">
          <draw:text-box>
            <text:p text:style-name="P4"><text:span text:style-name="T1">Für:</text:span></text:p>
            <text:p text:style-name="P4"><text:span text:style-name="T1"><text:tab/></text:span><text:span text:style-name="T1">- mobile &amp; embedded</text:span></text:p>
            <text:p text:style-name="P4"><text:span text:style-name="T1"><text:tab/></text:span><text:span text:style-name="T1"><text:tab/></text:span><text:span text:style-name="T1">- enterprise software</text:span></text:p>
            <text:p text:style-name="P4"><text:span text:style-name="T1"><text:tab/></text:span><text:span text:style-name="T1"><text:tab/></text:span><text:span text:style-name="T1"><text:tab/></text:span><text:span text:style-name="T1">- Java, Linux, XML</text:span></text:p>
  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- WebServices, DBs</text:span></text:p>
            <text:p text:style-name="P4"><text:span text:style-name="T1"><text:s text:c="8"/></text:span><text:span text:style-name="T1">- Portale, BP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5" draw:text-style-name="P7" draw:layer="layout" svg:width="31.5cm" svg:height="19.071cm" svg:x="2.5cm" svg:y="1.518cm">
          <draw:text-box>
            <text:p text:style-name="P9"><text:span text:style-name="T3"/></text:p>
            <text:p text:style-name="P9"><text:span text:style-name="T3">- Bachelorarbeiten</text:span></text:p>
            <text:p text:style-name="P9"><text:span text:style-name="T3"><text:s text:c="2"/></text:span><text:span text:style-name="T3">- Masterarbeiten</text:span></text:p>
            <text:p text:style-name="P9"><text:span text:style-name="T3"><text:tab/></text:span><text:span text:style-name="T3"> <text:s/></text:span><text:span text:style-name="T3">- Praktika</text:span></text:p>
            <text:p text:style-name="P9"><text:span text:style-name="T3"><text:tab/></text:span><text:span text:style-name="T3"><text:tab/></text:span><text:span text:style-name="T3"> <text:s/></text:span><text:span text:style-name="T3">- Diplomarbeit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7" draw:text-style-name="P10" draw:layer="layout" svg:width="26cm" svg:height="4.849cm" svg:x="5.2cm" svg:y="8.005cm">
          <draw:text-box>
            <text:p text:style-name="P4"><text:span text:style-name="T4">jobs <text:s text:c="3"/>tarent.de</text:span></text:p>
          </draw:text-box>
        </draw:frame>
        <draw:frame draw:style-name="gr7" draw:text-style-name="P10" draw:layer="layout" svg:width="12cm" svg:height="4.849cm" svg:x="11cm" svg:y="8.305cm">
          <draw:text-box>
            <text:p text:style-name="P4"><text:span text:style-name="T4">@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8" draw:text-style-name="P1" draw:layer="layout" svg:width="33.57cm" svg:height="19.59cm" svg:x="0.999cm" svg:y="0.999cm">
          <text:p text:style-name="P4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043cm" svg:height="4.122cm" svg:x="5.115cm" svg:y="8.141cm">
          <draw:image xlink:href="Pictures/1000020100000B8E000001E7F8B8116F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35.57cm" fo:page-height="21.5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3.849cm" svg:x="2.97cm" svg:y="4.322cm" draw:page-number="1"/>
      <draw:page-thumbnail draw:layer="backgroundobjects" svg:width="5.938cm" svg:height="3.849cm" svg:x="11.88cm" svg:y="4.322cm"/>
      <draw:page-thumbnail draw:layer="backgroundobjects" svg:width="5.938cm" svg:height="3.849cm" svg:x="20.79cm" svg:y="4.322cm"/>
      <draw:page-thumbnail draw:layer="backgroundobjects" svg:width="5.938cm" svg:height="3.849cm" svg:x="2.97cm" svg:y="12.827cm"/>
      <draw:page-thumbnail draw:layer="backgroundobjects" svg:width="5.938cm" svg:height="3.849cm" svg:x="11.88cm" svg:y="12.827cm"/>
      <draw:page-thumbnail draw:layer="backgroundobjects" svg:width="5.938cm" svg:height="3.849cm" svg:x="20.79cm" svg:y="12.827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30.212cm" svg:height="3.27cm" svg:x="2.676cm" svg:y="1.778cm" presentation:class="title">
        <draw:text-box>
          <text:p text:style-name="P3">Klicken Sie, um das Format des Titeltextes zu bearbeiten</text:p>
        </draw:text-box>
      </draw:frame>
      <draw:frame presentation:style-name="pr2" draw:text-style-name="P13" draw:layer="backgroundobjects" svg:width="30.212cm" svg:height="12.928cm" svg:x="2.676cm" svg:y="5.582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82cm" svg:height="1.351cm" svg:x="2.676cm" svg:y="18.844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10.641cm" svg:height="1.351cm" svg:x="12.478cm" svg:y="18.844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7.82cm" svg:height="1.351cm" svg:x="25.065cm" svg:y="18.844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5" draw:layer="backgroundobjects" svg:width="15.266cm" svg:height="8.115cm" svg:x="9.998cm" svg:y="7.916cm">
        <draw:image xlink:href="Pictures/10000201000002580000013F78C7C5B8.png" xlink:type="simple" xlink:show="embed" xlink:actuate="onLoad">
          <text:p text:style-name="P3"/>
        </draw:image>
      </draw:frame>
      <draw:frame draw:style-name="gr3" draw:text-style-name="P15" draw:layer="backgroundobjects" svg:width="12.648cm" svg:height="2.09cm" svg:x="20.598cm" svg:y="1.998cm">
        <draw:image xlink:href="Pictures/10000201000005D6000000F7DD3189F0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5-27T14:51:07</meta:creation-date>
    <dc:date>2008-08-22T17:48:06</dc:date>
    <meta:editing-cycles>30</meta:editing-cycles>
    <meta:editing-duration>PT7H50M56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